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ambia Estado Plato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Contrato.A2" office:value-type="string">
            <text:p text:style-name="P1">Dependencias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Jefe de cocina.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38175617" text:style-name="L1">
              <text:list-item>
                <text:p text:style-name="P2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38191999" text:style-name="L2">
              <text:list-item>
                <text:p text:style-name="P3">Se cambió el estado de un plato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8175185" text:style-name="L3">
              <text:list-item>
                <text:p text:style-name="P4">El jefe de cocina selecciona el siguiente plato de la cola de platos no atendidos o bien uno de los platos la lista de platos en preparación.</text:p>
              </text:list-item>
              <text:list-item>
                <text:p text:style-name="P4">El sistema acciona un temporizador de cuenta regresiva.</text:p>
              </text:list-item>
              <text:list-item>
                <text:p text:style-name="P4">El temporizador expira:</text:p>
                <text:list>
                  <text:list-item>
                    <text:p text:style-name="P4">El jefe de cocina ha elegido un plato de la cola de platos no atendidos. Se mueve el plato seleccionado a la lista de platos en preparación y se cambia su estado a “Preparándose”.</text:p>
                  </text:list-item>
                  <text:list-item>
                    <text:p text:style-name="P4">El jefe de cocina ha elegido un plato de la cola de platos en preparación. Se elimina el plato seleccionado de la lista de platos en preparación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Nuevo Pedid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cliente realizar un nuevo pedido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Cliente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8273981" text:continue-list="list38175617" text:style-name="L1">
              <text:list-item>
                <text:p text:style-name="P2">Existe en la carta algún plato o bebida disponible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8184368" text:style-name="L4">
              <text:list-item>
                <text:p text:style-name="P5">Se creó un nuevo pedido asociado a la mes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8195355" text:style-name="L5">
              <text:list-item>
                <text:p text:style-name="P6">El cliente inicia el caso de uso.</text:p>
              </text:list-item>
              <text:list-item>
                <text:p text:style-name="P6">El sistema le muestra al cliente la carta.</text:p>
              </text:list-item>
              <text:list-item>
                <text:p text:style-name="P6">Mientras el cliente quiera modificar elementos del pedido:</text:p>
                <text:list>
                  <text:list-item>
                    <text:p text:style-name="P6">Si añade un nuevo elemento:</text:p>
                    <text:list>
                      <text:list-item>
                        <text:p text:style-name="P6">El sistema añade el elemento del pedido.</text:p>
                      </text:list-item>
                      <text:list-item>
                        <text:p text:style-name="P6">El sistema muestra al cliente la carta y los elementos actuales que tiene su pedido.</text:p>
                      </text:list-item>
                    </text:list>
                  </text:list-item>
                  <text:list-item>
                    <text:p text:style-name="P6">Si elimina un elemento antes añadido:</text:p>
                    <text:list>
                      <text:list-item>
                        <text:p text:style-name="P6">El sistema elimina el elemento del pedido.</text:p>
                      </text:list-item>
                      <text:list-item>
                        <text:p text:style-name="P6">El sistema muestra al cliente la carta y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6">El cliente confirma el pedido.</text:p>
              </text:list-item>
              <text:list-item>
                <text:p text:style-name="P6">El sistema registra el pedido y avisa al cliente que el pedido ha sido realizado con éxito.</text:p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4"/>4.a El cliente cancela el pedido. Se cancela el caso de u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>Cuando se confirma el pedido, los elementos de este deben encolarse en la cola de cocina y en la cola de bar.</text:p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 Pedido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cliente modificar un pedido en el cual ninguno de sus elementos están en preparación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Client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8187920" text:style-name="L6">
              <text:list-item>
                <text:p text:style-name="P7">Se modificó un pedido asociado a la mes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8185499" text:style-name="L7">
              <text:list-item>
                <text:p text:style-name="P8">El cliente inicia el caso de uso.</text:p>
              </text:list-item>
              <text:list-item>
                <text:p text:style-name="P8">El sistema le muestra al cliente los pedidos que hay asociados a su mesa y que pueden modificarse.</text:p>
              </text:list-item>
              <text:list-item>
                <text:p text:style-name="P8">El cliente selecciona el pedido.</text:p>
              </text:list-item>
              <text:list-item>
                <text:p text:style-name="P8">El sistema muestra al cliente la carta y los elementos actuales que tiene su pedido.</text:p>
              </text:list-item>
              <text:list-item>
                <text:p text:style-name="P8">Mientras el cliente quiera modificar elementos del pedido:</text:p>
                <text:list>
                  <text:list-item>
                    <text:p text:style-name="P8">Si añade un nuevo elemento:</text:p>
                    <text:list>
                      <text:list-item>
                        <text:p text:style-name="P8">El sistema añade el elemento del pedido.</text:p>
                      </text:list-item>
                      <text:list-item>
                        <text:p text:style-name="P8">El sistema muestra al cliente la carta y los elementos actuales que tiene su pedido.</text:p>
                      </text:list-item>
                    </text:list>
                  </text:list-item>
                  <text:list-item>
                    <text:p text:style-name="P8">Si elimina un elemento antes añadido:</text:p>
                    <text:list>
                      <text:list-item>
                        <text:p text:style-name="P8">El sistema elimina el elemento del pedido.</text:p>
                      </text:list-item>
                      <text:list-item>
                        <text:p text:style-name="P8">El sistema muestra al cliente la carta y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8">El cliente confirma la modificación.</text:p>
              </text:list-item>
              <text:list-item>
                <text:p text:style-name="P8">El sistema registra los cambios y avisa al cliente que el pedido ha sido modificado con éxito.</text:p>
              </text:list-item>
            </text:list>
            <text:p text:style-name="Table_20_Contents"/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6.a El cliente cancela la modificación. Se cancela 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>Cuando se modifica un pedido, los elementos de este pasan a estar en último lugar tanto en la cola de cocina como en la de bar.</text:p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7:57:39.75</meta:creation-date>
    <meta:generator>OpenOffice.org/3.2$Win32 OpenOffice.org_project/320m12$Build-9483</meta:generator>
    <meta:editing-duration>PT12H58M48S</meta:editing-duration>
    <meta:editing-cycles>29</meta:editing-cycles>
    <dc:date>2010-04-15T18:14:21.46</dc:date>
    <meta:document-statistic meta:table-count="3" meta:image-count="0" meta:object-count="0" meta:page-count="3" meta:paragraph-count="78" meta:word-count="646" meta:character-count="3693"/>
  </office:meta>
</office:document-meta>
</file>